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dd9" officeooo:paragraph-rsid="0005fdd9"/>
    </style:style>
    <style:style style:name="P2" style:family="paragraph" style:parent-style-name="Standard">
      <style:text-properties officeooo:rsid="0005fdd9" officeooo:paragraph-rsid="000aff0e"/>
    </style:style>
    <style:style style:name="P3" style:family="paragraph" style:parent-style-name="Standard">
      <style:text-properties officeooo:rsid="00078b77" officeooo:paragraph-rsid="00078b77"/>
    </style:style>
    <style:style style:name="P4" style:family="paragraph" style:parent-style-name="Standard">
      <style:text-properties officeooo:rsid="00085ea9" officeooo:paragraph-rsid="00085ea9"/>
    </style:style>
    <style:style style:name="P5" style:family="paragraph" style:parent-style-name="Standard">
      <style:text-properties officeooo:rsid="000aff0e" officeooo:paragraph-rsid="000aff0e"/>
    </style:style>
    <style:style style:name="P6" style:family="paragraph" style:parent-style-name="Standard">
      <style:text-properties officeooo:rsid="000aff0e" officeooo:paragraph-rsid="000aff0e"/>
    </style:style>
    <style:style style:name="P7" style:family="paragraph" style:parent-style-name="Standard">
      <style:text-properties officeooo:rsid="0005fdd9" officeooo:paragraph-rsid="00078b77"/>
    </style:style>
    <style:style style:name="P8" style:family="paragraph" style:parent-style-name="Standard">
      <style:text-properties officeooo:rsid="0005fdd9" officeooo:paragraph-rsid="0005fdd9"/>
    </style:style>
    <style:style style:name="P9" style:family="paragraph" style:parent-style-name="Standard">
      <style:text-properties officeooo:rsid="000b68c9" officeooo:paragraph-rsid="000b68c9"/>
    </style:style>
    <style:style style:name="T1" style:family="text">
      <style:text-properties officeooo:rsid="00078b77"/>
    </style:style>
    <style:style style:name="T2" style:family="text">
      <style:text-properties officeooo:rsid="00085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Completar</text:p>
      <text:p text:style-name="P2"/>
      <text:p text:style-name="P2">ORG 1000H</text:p>
      <text:p text:style-name="P1">numero DB **</text:p>
      <text:p text:style-name="P1">msj1 DB “Es un numero”</text:p>
      <text:p text:style-name="P1">msj2 DB “No es un numero”</text:p>
      <text:p text:style-name="P3">fin DB ?</text:p>
      <text:p text:style-name="P3"/>
      <text:p text:style-name="P1">ORG 2000h</text:p>
      <text:p text:style-name="P1">mov bx, offset numero</text:p>
      <text:p text:style-name="P1">mov al,1</text:p>
      <text:p text:style-name="P1">int 6</text:p>
      <text:p text:style-name="P1">mov ah, [bx] → se mueve el numero leido a AH</text:p>
      <text:p text:style-name="P1">test ah, 80h → <text:span text:style-name="T1">es como un AND pero solo mueve los flags, verifica</text:span></text:p>
      <text:p text:style-name="P1">jns non → </text:p>
      <text:p text:style-name="P1">sub ah, 30h</text:p>
      <text:p text:style-name="P1">cmp ah,10</text:p>
      <text:p text:style-name="P1">jns non</text:p>
      <text:p text:style-name="P7">mov bx, offset msj1</text:p>
      <text:p text:style-name="P1">jmp impre</text:p>
      <text:p text:style-name="P1">non: mov bx, offset msj2</text:p>
      <text:p text:style-name="P1">mov al, offset fin – offset msj2</text:p>
      <text:p text:style-name="P1">impre: <text:span text:style-name="T2">mov bx, ah</text:span></text:p>
      <text:p text:style-name="P1"><text:tab/><text:span text:style-name="T2">mov al,1</text:span></text:p>
      <text:p text:style-name="P1">int 0</text:p>
      <text:p text:style-name="P1">END</text:p>
      <text:p text:style-name="P1"/>
      <text:p text:style-name="P1"/>
      <text:p text:style-name="P9">Explicación: Los numeros estan entre 30H y 39H</text:p>
      <text:p text:style-name="P5"/>
      <text:p text:style-name="P5"/>
      <text:p text:style-name="P5"/>
      <text:p text:style-name="P5">2) Hacer un programa que lee caracteres hasta que encuentre tres puntos seguidos. Los caracteres se guardan en la variable CAR y se cuentan los caracteres en la variable LL.<text:line-break/><text:line-break/>ORG 1000h</text:p>
      <text:p text:style-name="P5">LL DB ?</text:p>
      <text:p text:style-name="P5">CAR DW ?</text:p>
      <text:p text:style-name="P5"/>
      <text:p text:style-name="P5">ORG 2000h</text:p>
      <text:p text:style-name="P5">MOV BX, OFFSET CAR</text:p>
      <text:p text:style-name="P5">MOV AL, 1</text:p>
      <text:p text:style-name="P5">MOV CH, 0</text:p>
      <text:p text:style-name="P5">MOV CL, 0</text:p>
      <text:p text:style-name="P5"/>
      <text:p text:style-name="P5">BUCLE: </text:p>
      <text:p text:style-name="P5"><text:tab/>INT 6 </text:p>
      <text:p text:style-name="P5"><text:tab/>INC CL </text:p>
      <text:p text:style-name="P5"><text:tab/>CMP BYTE PTR [BX], 2EH </text:p>
      <text:p text:style-name="P5"><text:tab/>JNZ ABAJO </text:p>
      <text:p text:style-name="P5"><text:tab/>INC CH </text:p>
      <text:p text:style-name="P5"><text:tab/>CMP CH, 3</text:p>
      <text:p text:style-name="P5"><text:soft-page-break/><text:tab/>JZ IMPRIMIR</text:p>
      <text:p text:style-name="P5"><text:tab/>INC BX </text:p>
      <text:p text:style-name="P5"><text:tab/>JMP BUCLE</text:p>
      <text:p text:style-name="P5"><text:tab/>ABAJO: <text:s/>MOV CH, 0 </text:p>
      <text:p text:style-name="P5"><text:tab/><text:tab/> <text:s text:c="3"/>INC BX</text:p>
      <text:p text:style-name="P5"><text:tab/><text:tab/> <text:s text:c="3"/>JMP BUCLE </text:p>
      <text:p text:style-name="P5"><text:tab/>IMPRIMIR: MOV LL, CL</text:p>
      <text:p text:style-name="P5"><text:tab/><text:tab/> <text:s text:c="8"/>MOV BX, OFFSET CAR</text:p>
      <text:p text:style-name="P5"><text:tab/><text:tab/> <text:s text:c="8"/>MOV AL, LL</text:p>
      <text:p text:style-name="P5"><text:tab/><text:tab/> <text:s text:c="8"/>INT 7</text:p>
      <text:p text:style-name="P5"><text:tab/>INT 0</text:p>
      <text:p text:style-name="P5">END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7:05:42.776395406</meta:creation-date>
    <dc:date>2025-09-05T18:11:43.210719650</dc:date>
    <meta:editing-duration>PT11M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200" meta:character-count="942" meta:non-whitespace-character-count="723"/>
  </office:meta>
</office:document-meta>
</file>